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470fc0" officeooo:paragraph-rsid="00470fc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bb0f8" officeooo:paragraph-rsid="003bb0f8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5154d7" officeooo:paragraph-rsid="005154d7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24e7c" officeooo:paragraph-rsid="00624e7c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673e67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e83df" officeooo:paragraph-rsid="006a3efd" style:font-size-asian="12pt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style:font-name-complex="Helvetica"/>
    </style:style>
    <style:style style:name="P20" style:family="paragraph" style:parent-style-name="Standard" style:list-style-name="L1">
      <style:paragraph-properties fo:text-align="start" style:justify-single-word="false" style:snap-to-layout-grid="false"/>
      <style:text-properties style:font-name="Helvetica" fo:font-size="12pt" officeooo:rsid="00470fc0" officeooo:paragraph-rsid="00470fc0" style:font-size-asian="12pt" style:font-name-complex="Helvetica"/>
    </style:style>
    <style:style style:name="P21" style:family="paragraph" style:parent-style-name="Standard" style:list-style-name="L1">
      <style:paragraph-properties fo:text-align="start" style:justify-single-word="false" style:snap-to-layout-grid="false"/>
      <style:text-properties style:font-name="Helvetica" fo:font-size="12pt" officeooo:rsid="005154d7" officeooo:paragraph-rsid="005154d7" style:font-size-asian="12pt" style:font-name-complex="Helvetica"/>
    </style:style>
    <style:style style:name="P22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28897" officeooo:paragraph-rsid="005f73b6" style:font-size-asian="12pt" style:font-name-complex="Helvetica"/>
    </style:style>
    <style:style style:name="P23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28897" officeooo:paragraph-rsid="00528897" style:font-size-asian="12pt" style:font-name-complex="Helvetica"/>
    </style:style>
    <style:style style:name="P24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7bbab" officeooo:paragraph-rsid="0057bbab" style:font-size-asian="12pt" style:font-name-complex="Helvetica"/>
    </style:style>
    <style:style style:name="P25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9fe22" officeooo:paragraph-rsid="0059fe22" style:font-size-asian="12pt" style:font-name-complex="Helvetica"/>
    </style:style>
    <style:style style:name="P26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9fe22" officeooo:paragraph-rsid="00624e7c" style:font-size-asian="12pt" style:font-name-complex="Helvetica"/>
    </style:style>
    <style:style style:name="P27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bfad6" officeooo:paragraph-rsid="005bfad6" style:font-size-asian="12pt" style:font-name-complex="Helvetica"/>
    </style:style>
    <style:style style:name="P28" style:family="paragraph" style:parent-style-name="Standard" style:list-style-name="L3">
      <style:paragraph-properties fo:text-align="start" style:justify-single-word="false" style:snap-to-layout-grid="false"/>
      <style:text-properties style:font-name="Helvetica" fo:font-size="12pt" officeooo:rsid="005dc1fc" officeooo:paragraph-rsid="005dc1fc" style:font-size-asian="12pt" style:font-name-complex="Helvetica"/>
    </style:style>
    <style:style style:name="P29" style:family="paragraph" style:parent-style-name="Standard" style:list-style-name="L3">
      <style:paragraph-properties fo:text-align="start" style:justify-single-word="false" style:snap-to-layout-grid="false"/>
      <style:text-properties style:font-name="Helvetica" fo:font-size="12pt" officeooo:rsid="0062ff55" officeooo:paragraph-rsid="0062ff55" style:font-size-asian="12pt" style:font-name-complex="Helvetica"/>
    </style:style>
    <style:style style:name="P30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6878b8" officeooo:paragraph-rsid="006878b8" style:font-size-asian="12pt" style:font-name-complex="Helvetica"/>
    </style:style>
    <style:style style:name="P31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63dafc" officeooo:paragraph-rsid="0063dafc" style:font-size-asian="12pt" style:font-name-complex="Helvetica"/>
    </style:style>
    <style:style style:name="P32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63dafc" officeooo:paragraph-rsid="0071ace9" style:font-size-asian="12pt" style:font-name-complex="Helvetica"/>
    </style:style>
    <style:style style:name="P33" style:family="paragraph" style:parent-style-name="Standard" style:list-style-name="L6">
      <style:paragraph-properties fo:text-align="start" style:justify-single-word="false" style:snap-to-layout-grid="false"/>
      <style:text-properties style:font-name="Helvetica" fo:font-size="12pt" officeooo:rsid="003bb0f8" officeooo:paragraph-rsid="0070cab5" style:font-size-asian="12pt" style:font-name-complex="Helvetica"/>
    </style:style>
    <style:style style:name="P34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3bb0f8" officeooo:paragraph-rsid="003bb0f8" style:font-size-asian="12pt" style:font-name-complex="Helvetica"/>
    </style:style>
    <style:style style:name="P35" style:family="paragraph" style:parent-style-name="Standard" style:list-style-name="L6">
      <style:paragraph-properties fo:text-align="start" style:justify-single-word="false" style:snap-to-layout-grid="false"/>
      <style:text-properties style:font-name="Helvetica" fo:font-size="12pt" officeooo:rsid="005078b7" officeooo:paragraph-rsid="0070cab5" style:font-size-asian="12pt" style:font-name-complex="Helvetica"/>
    </style:style>
    <style:style style:name="P3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5078b7" officeooo:paragraph-rsid="0070cab5" style:font-size-asian="12pt" style:font-name-complex="Helvetica"/>
    </style:style>
    <style:style style:name="P37" style:family="paragraph" style:parent-style-name="Standard" style:list-style-name="L7">
      <style:paragraph-properties style:snap-to-layout-grid="false"/>
      <style:text-properties style:font-name="Helvetica" fo:font-size="12pt" fo:font-weight="bold" officeooo:rsid="0050e6f7" officeooo:paragraph-rsid="0071ace9" style:font-size-asian="12pt" style:font-weight-asian="bold" style:font-name-complex="Helvetica"/>
    </style:style>
    <style:style style:name="P38" style:family="paragraph" style:parent-style-name="Standard" style:list-style-name="L8">
      <style:paragraph-properties style:snap-to-layout-grid="false"/>
      <style:text-properties style:font-name="Helvetica" fo:font-size="12pt" fo:font-weight="bold" officeooo:rsid="0050e6f7" officeooo:paragraph-rsid="0071ace9" style:font-size-asian="12pt" style:font-weight-asian="bold" style:font-name-complex="Helvetica"/>
    </style:style>
    <style:style style:name="P39" style:family="paragraph" style:parent-style-name="Standard" style:list-style-name="L9">
      <style:paragraph-properties style:snap-to-layout-grid="false"/>
      <style:text-properties style:font-name="Helvetica" fo:font-size="12pt" fo:font-weight="bold" officeooo:rsid="0050e6f7" officeooo:paragraph-rsid="0071ace9" style:font-size-asian="12pt" style:font-weight-asian="bold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6e97e4" officeooo:paragraph-rsid="0071ace9" style:font-name-complex="Helvetica"/>
    </style:style>
    <style:style style:name="P41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42" style:family="paragraph" style:parent-style-name="Heading_20_1">
      <style:text-properties fo:font-weight="bold" style:font-weight-asian="bold"/>
    </style:style>
    <style:style style:name="P43" style:family="paragraph" style:parent-style-name="Heading_20_1">
      <style:paragraph-properties style:snap-to-layout-grid="false"/>
      <style:text-properties fo:font-weight="bold" style:font-weight-asian="bold"/>
    </style:style>
    <style:style style:name="P44" style:family="paragraph" style:parent-style-name="Heading_20_1">
      <style:text-properties style:font-name="Helvetica" style:font-name-complex="Helvetica"/>
    </style:style>
    <style:style style:name="P45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46" style:family="paragraph" style:parent-style-name="Heading_20_3">
      <style:paragraph-properties style:snap-to-layout-grid="false"/>
      <style:text-properties fo:font-weight="bold" style:font-weight-asian="bold"/>
    </style:style>
    <style:style style:name="P47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48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775a8"/>
    </style:style>
    <style:style style:name="T2" style:family="text">
      <style:text-properties officeooo:rsid="0052232e"/>
    </style:style>
    <style:style style:name="T3" style:family="text">
      <style:text-properties officeooo:rsid="0053ce74"/>
    </style:style>
    <style:style style:name="T4" style:family="text">
      <style:text-properties officeooo:rsid="0054f999"/>
    </style:style>
    <style:style style:name="T5" style:family="text">
      <style:text-properties officeooo:rsid="0059fe22"/>
    </style:style>
    <style:style style:name="T6" style:family="text">
      <style:text-properties officeooo:rsid="005f73b6"/>
    </style:style>
    <style:style style:name="T7" style:family="text">
      <style:text-properties officeooo:rsid="006085e8"/>
    </style:style>
    <style:style style:name="T8" style:family="text">
      <style:text-properties officeooo:rsid="00624e7c"/>
    </style:style>
    <style:style style:name="T9" style:family="text">
      <style:text-properties officeooo:rsid="0062ff55"/>
    </style:style>
    <style:style style:name="T10" style:family="text">
      <style:text-properties officeooo:rsid="00673e67"/>
    </style:style>
    <style:style style:name="T11" style:family="text">
      <style:text-properties officeooo:rsid="006a3efd"/>
    </style:style>
    <style:style style:name="T12" style:family="text">
      <style:text-properties officeooo:rsid="0070cab5"/>
    </style:style>
    <style:style style:name="T13" style:family="text">
      <style:text-properties officeooo:rsid="0071ace9"/>
    </style:style>
    <style:style style:name="T1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41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4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43" text:outline-level="1"/>
          </table:table-cell>
          <table:table-cell table:style-name="Table1.A2" table:number-columns-spanned="2" office:value-type="string">
            <text:h text:style-name="P4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42" text:outline-level="1">Project</text:h>
          </table:table-cell>
          <table:table-cell table:style-name="Table1.A3" table:number-columns-spanned="3" office:value-type="string">
            <text:h text:style-name="P4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<text:span text:style-name="T2">1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22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35724975" text:style-name="L7">
              <text:list-item>
                <text:p text:style-name="P37"><text:span text:style-name="T13">Fixed bugs in the calculation controller</text:span></text:p>
              </text:list-item>
              <text:list-item>
                <text:p text:style-name="P37"><text:span text:style-name="T13">Fixed bugs in the scheduler</text:span></text:p>
              </text:list-item>
              <text:list-item>
                <text:p text:style-name="P37"><text:span text:style-name="T13">Fixed bugs in the dao for the updating of the worst case tables</text:span></text:p>
              </text:list-item>
              <text:list-item>
                <text:p text:style-name="P37"><text:span text:style-name="T13">Run the system &amp; start filling the remote DB</text:span></text:p>
              </text:list-item>
              <text:list-item>
                <text:p text:style-name="P37"><text:span text:style-name="T13">Customer meeting</text:span></text:p>
              </text:list-item>
              <text:list-item>
                <text:p text:style-name="P37"><text:span text:style-name="T13">Supervisors meeting</text:span></text:p>
              </text:list-item>
              <text:list-item>
                <text:p text:style-name="P37"><text:span text:style-name="T13">Finalized Beta Prototye</text:span></text:p>
              </text:list-item>
              <text:list-item>
                <text:p text:style-name="P37"><text:span text:style-name="T13">Managed tasks &amp; issues</text:span></text:p>
              </text:list-item>
              <text:list-item>
                <text:p text:style-name="P37"><text:span text:style-name="T13">Added Apache License 2.0 to our product in class headers, with readme file &amp; license 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36156488" text:style-name="L8">
              <text:list-item>
                <text:p text:style-name="P38"><text:span text:style-name="T13">Founded some bugs difficult to see in dao, scheduler &amp; controller</text:span></text:p>
              </text:list-item>
              <text:list-item>
                <text:p text:style-name="P38"><text:span text:style-name="T13">Difficulties in filling remote DB cause the VM are slow and the calculation are a lot</text:span></text:p>
              </text:list-item>
              <text:list-item>
                <text:p text:style-name="P38"><text:span text:style-name="T13">Too few hours sleeped</text:span>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6194704" text:style-name="L9">
              <text:list-item>
                <text:p text:style-name="P39"><text:span text:style-name="T13">Continue working on fixing bugs</text:span></text:p>
              </text:list-item>
              <text:list-item>
                <text:p text:style-name="P39"><text:span text:style-name="T13">Continue filling the remote DB</text:span></text:p>
              </text:list-item>
              <text:list-item>
                <text:p text:style-name="P39"><text:span text:style-name="T13">Manage the group with tasks, issues and meeting(s)</text:span></text:p>
              </text:list-item>
              <text:list-item>
                <text:p text:style-name="P39"><text:span text:style-name="T13">Take suggestions &amp; opinions from customers</text:span></text:p>
              </text:list-item>
              <text:list-item>
                <text:p text:style-name="P39"><text:span text:style-name="T13">Fix the web pages</text:span></text:p>
              </text:list-item>
              <text:list-item>
                <text:p text:style-name="P39"><text:span text:style-name="T13">Continue working on final documentation</text:span></text:p>
              </text:list-item>
              <text:list-item>
                <text:p text:style-name="P39"><text:span text:style-name="T13">Try to finalize Design &amp; Requirements documents</text:span></text:p>
              </text:list-item>
              <text:list-item>
                <text:p text:style-name="P39"><text:span text:style-name="T13">Some more relax during Christmas week :-)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48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44" text:outline-level="1">Monday</text:h>
          </table:table-cell>
          <table:table-cell table:style-name="Table4.A2" office:value-type="string">
            <text:p text:style-name="P15">5</text:p>
          </table:table-cell>
          <table:table-cell table:style-name="Table4.A2" office:value-type="string">
            <text:list xml:id="list35733423" text:style-name="L1">
              <text:list-item>
                <text:p text:style-name="P20">Meeting Agenda (0,5)</text:p>
              </text:list-item>
              <text:list-item>
                <text:p text:style-name="P20">Summary Week Report (2)</text:p>
              </text:list-item>
              <text:list-item>
                <text:p text:style-name="P20">Group Meeting (1)</text:p>
              </text:list-item>
              <text:list-item>
                <text:p text:style-name="P21">Help Lorenzo Fixing the bug<text:span text:style-name="T7">s</text:span> in the calculations (1,5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6">21</text:p>
          </table:table-cell>
          <table:table-cell table:style-name="Table4.A2" office:value-type="string">
            <text:list xml:id="list35734593" text:style-name="L2">
              <text:list-item>
                <text:p text:style-name="P22"><text:span text:style-name="T5">Work on calculations, job</text:span><text:span text:style-name="T6">s</text:span><text:span text:style-name="T5"> and scheduler</text:span> (9)</text:p>
              </text:list-item>
              <text:list-item>
                <text:p text:style-name="P23">Customer Meeting <text:span text:style-name="T3">(3)</text:span></text:p>
              </text:list-item>
              <text:list-item>
                <text:p text:style-name="P23">Customer Meeting Summary <text:span text:style-name="T4">(1)</text:span></text:p>
              </text:list-item>
              <text:list-item>
                <text:p text:style-name="P24">Beta Prototype presentation v1.0 (1)</text:p>
              </text:list-item>
              <text:list-item>
                <text:p text:style-name="P25">Work on calculations, job<text:span text:style-name="T6">s</text:span> and scheduler (5)</text:p>
              </text:list-item>
              <text:list-item>
                <text:p text:style-name="P27">Managing Meeting <text:span text:style-name="T8">(0,5)</text:span></text:p>
              </text:list-item>
              <text:list-item>
                <text:p text:style-name="P26"><text:span text:style-name="T8">Work on calculations, job</text:span><text:span text:style-name="T6">s</text:span><text:span text:style-name="T8"> and scheduler (1,5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7">10</text:p>
          </table:table-cell>
          <table:table-cell table:style-name="Table4.A2" office:value-type="string">
            <text:list xml:id="list35726879" text:style-name="L3">
              <text:list-item>
                <text:p text:style-name="P28">Supervisors Meeting <text:span text:style-name="T9">(1)</text:span></text:p>
              </text:list-item>
              <text:list-item>
                <text:p text:style-name="P29">Beta Prototype presentation (<text:span text:style-name="T10">6</text:span>)</text:p>
              </text:list-item>
              <text:list-item>
                <text:p text:style-name="P29">Run the system and fill DB tables (<text:span text:style-name="T10">3</text:span>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8"><text:span text:style-name="T11">1</text:span><text:span text:style-name="T13">2</text:span></text:p>
          </table:table-cell>
          <table:table-cell table:style-name="Table4.A2" office:value-type="string">
            <text:list xml:id="list35727509" text:style-name="L4">
              <text:list-item>
                <text:p text:style-name="P30">Work &amp; fix bugs (9)</text:p>
              </text:list-item>
              <text:list-item>
                <text:p text:style-name="P31">Class Lecture <text:span text:style-name="T11">(2)</text:span></text:p>
              </text:list-item>
              <text:list-item>
                <text:p text:style-name="P32"><text:span text:style-name="T13">Added Apache license (1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36"><text:span text:style-name="T12">2</text:span></text:p>
          </table:table-cell>
          <table:table-cell table:style-name="Table4.A2" office:value-type="string">
            <text:list xml:id="list35715495" text:style-name="L6">
              <text:list-item>
                <text:p text:style-name="P35"><text:span text:style-name="T12">Updated tasks &amp; issues (1)</text:span></text:p>
              </text:list-item>
              <text:list-item>
                <text:p text:style-name="P33"><text:span text:style-name="T12">Week Report (1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4"/>
          </table:table-cell>
          <table:table-cell table:style-name="Table4.A10" office:value-type="string">
            <text:p text:style-name="P34"/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40"><text:span text:style-name="T13">50</text:span></text:p>
          </table:table-cell>
          <table:table-cell table:style-name="Table4.A11" office:value-type="string">
            <text:p text:style-name="P19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20T16:07:33.69</dc:date>
    <meta:print-date>1998-10-09T11:53:00</meta:print-date>
    <meta:editing-cycles>93</meta:editing-cycles>
    <meta:editing-duration>PT2H11M46S</meta:editing-duration>
    <meta:generator>LibreOffice/3.6$Windows_x86 LibreOffice_project/da8c1e6-fd468f4-454e206-f42a4a9-143cfd</meta:generator>
    <meta:document-statistic meta:table-count="4" meta:image-count="3" meta:object-count="0" meta:page-count="2" meta:paragraph-count="70" meta:word-count="309" meta:character-count="1630" meta:non-whitespace-character-count="1430"/>
  </office:meta>
</office:document-meta>
</file>